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ucida Console" svg:font-family="'Lucida Console'"/>
    <style:font-face style:name="Segoe UI Symbol" svg:font-family="'Segoe UI Symbol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Standard">
      <style:paragraph-properties fo:margin-left="1.27cm" fo:margin-right="0cm" fo:margin-top="0cm" fo:margin-bottom="0.353cm" loext:contextual-spacing="false" fo:line-height="115%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Lucida Console" fo:font-size="12pt" fo:font-weight="normal" fo:background-color="transparent" style:font-name-asian="Lucida Console" style:font-name-complex="Lucida Console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Lucida Console" fo:font-size="12pt" fo:font-style="italic" fo:font-weight="normal" fo:background-color="transparent" style:font-name-asian="Lucida Console" style:font-name-complex="Lucida Console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Lucida Console" fo:font-size="9pt" fo:font-weight="normal" fo:background-color="transparent" style:font-name-asian="Lucida Console" style:font-name-complex="Lucida Console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f79646" style:font-name="Lucida Console" fo:font-size="12pt" fo:font-weight="normal" fo:background-color="transparent" style:font-name-asian="Lucida Console" style:font-name-complex="Lucida Consol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f79646" style:font-name="Lucida Console" fo:font-size="10pt" fo:font-weight="normal" fo:background-color="transparent" style:font-name-asian="Lucida Console" style:font-name-complex="Lucida Console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b050" style:font-name="Lucida Console" fo:font-size="12pt" fo:font-weight="normal" fo:background-color="transparent" style:font-name-asian="Lucida Console" style:font-name-complex="Lucida Console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c0504d" style:font-name="Lucida Console" fo:font-size="12pt" fo:font-weight="normal" fo:background-color="transparent" style:font-name-asian="Lucida Console" style:font-name-complex="Lucida Console"/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b050" style:font-name="Lucida Console" fo:font-size="12pt" fo:font-style="italic" fo:font-weight="normal" fo:background-color="transparent" style:font-name-asian="Lucida Console" style:font-name-complex="Lucida Console"/>
    </style:style>
    <style:style style:name="P12" style:family="paragraph" style:parent-style-name="Standard">
      <style:paragraph-properties fo:margin-left="1.27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b050" style:font-name="Lucida Console" fo:font-size="12pt" fo:font-weight="normal" fo:background-color="transparent" style:font-name-asian="Lucida Console" style:font-name-complex="Lucida Console"/>
    </style:style>
    <style:style style:name="P13" style:family="paragraph" style:parent-style-name="Standard">
      <style:paragraph-properties fo:margin-left="1.27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4dbb" style:font-name="Lucida Console" fo:font-size="12pt" fo:font-weight="normal" fo:background-color="transparent" style:font-name-asian="Lucida Console" style:font-name-complex="Lucida Console"/>
    </style:style>
    <style:style style:name="P14" style:family="paragraph" style:parent-style-name="Standard">
      <style:paragraph-properties fo:margin-left="1.27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4dbb" style:font-name="Lucida Console" fo:font-size="12pt" fo:font-weight="bold" fo:background-color="transparent" style:font-name-asian="Lucida Console" style:font-name-complex="Lucida Console"/>
    </style:style>
    <style:style style:name="T1" style:family="text">
      <style:text-properties style:use-window-font-color="true" style:font-name="Lucida Console" fo:font-size="12pt" fo:font-weight="normal" fo:background-color="transparent" loext:char-shading-value="0" style:font-name-asian="Lucida Console" style:font-name-complex="Lucida Console"/>
    </style:style>
    <style:style style:name="T2" style:family="text">
      <style:text-properties style:use-window-font-color="true" style:font-name="Segoe UI Symbol" fo:font-size="12pt" fo:font-weight="normal" fo:background-color="transparent" loext:char-shading-value="0" style:font-name-asian="Segoe UI Symbol" style:font-name-complex="Segoe UI Symbol"/>
    </style:style>
    <style:style style:name="T3" style:family="text">
      <style:text-properties fo:color="#6060ff" style:font-name="Lucida Console" fo:font-size="12pt" fo:font-weight="normal" fo:background-color="transparent" loext:char-shading-value="0" style:font-name-asian="Lucida Console" style:font-name-complex="Lucida Console"/>
    </style:style>
    <style:style style:name="T4" style:family="text">
      <style:text-properties fo:color="#00b050" style:font-name="Lucida Console" fo:font-size="12pt" fo:font-style="italic" fo:font-weight="normal" fo:background-color="transparent" loext:char-shading-value="0" style:font-name-asian="Lucida Console" style:font-name-complex="Lucida Console"/>
    </style:style>
    <style:style style:name="T5" style:family="text">
      <style:text-properties fo:color="#00b050" style:font-name="Lucida Console" fo:font-size="12pt" fo:font-style="italic" fo:font-weight="bold" fo:background-color="transparent" loext:char-shading-value="0" style:font-name-asian="Lucida Console" style:font-name-complex="Lucida Console"/>
    </style:style>
    <style:style style:name="T6" style:family="text">
      <style:text-properties fo:color="#00b050" style:font-name="Lucida Console" fo:font-size="12pt" fo:font-weight="normal" fo:background-color="transparent" loext:char-shading-value="0" style:font-name-asian="Lucida Console" style:font-name-complex="Lucida Console"/>
    </style:style>
    <style:style style:name="T7" style:family="text">
      <style:text-properties fo:color="#00b050" style:font-name="Lucida Console" fo:font-size="12pt" fo:font-weight="bold" fo:background-color="transparent" loext:char-shading-value="0" style:font-name-asian="Lucida Console" style:font-name-complex="Lucida Console"/>
    </style:style>
    <style:style style:name="T8" style:family="text">
      <style:text-properties fo:color="#004dbb" style:font-name="Lucida Console" fo:font-size="12pt" fo:font-weight="normal" fo:background-color="transparent" loext:char-shading-value="0" style:font-name-asian="Lucida Console" style:font-name-complex="Lucida Console"/>
    </style:style>
    <style:style style:name="T9" style:family="text">
      <style:text-properties fo:color="#004dbb" style:font-name="Lucida Console" fo:font-size="12pt" fo:font-weight="bold" fo:background-color="transparent" loext:char-shading-value="0" style:font-name-asian="Lucida Console" style:font-name-complex="Lucida Console"/>
    </style:style>
    <style:style style:name="T10" style:family="text">
      <style:text-properties fo:color="#004dbb" style:font-name="Segoe UI Symbol" fo:font-size="12pt" fo:font-weight="bold" fo:background-color="transparent" loext:char-shading-value="0" style:font-name-asian="Segoe UI Symbol" style:font-name-complex="Segoe UI Symbol"/>
    </style:style>
    <style:style style:name="T11" style:family="text">
      <style:text-properties fo:color="#c0504d" style:font-name="Lucida Console" fo:font-size="12pt" fo:font-weight="normal" fo:background-color="transparent" loext:char-shading-value="0" style:font-name-asian="Lucida Console" style:font-name-complex="Lucida Console"/>
    </style:style>
    <style:style style:name="T12" style:family="text">
      <style:text-properties fo:color="#c0504d" style:font-name="Lucida Console" fo:font-size="12pt" fo:font-weight="bold" fo:background-color="transparent" loext:char-shading-value="0" style:font-name-asian="Lucida Console" style:font-name-complex="Lucida Console"/>
    </style:style>
    <style:style style:name="T13" style:family="text">
      <style:text-properties officeooo:rsid="001ce5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 cd /c/users/cris/desktop/future4/assassinato-na-linha-de-comando/assassinato-na-linha-de-comando<text:line-break/></text:p>
      <text:p text:style-name="P3">$ ls</text:p>
      <text:p text:style-name="P1"><text:span text:style-name="T1">inicio <text:s/></text:span><text:span text:style-name="T3">misterio</text:span><text:span text:style-name="T1">/ <text:s/>README.md<text:line-break/></text:span></text:p>
      <text:p text:style-name="P3">$ cat readme.md<text:line-break/></text:p>
      <text:p text:style-name="P3">$ cat inicio</text:p>
      <text:p text:style-name="P11">Os policiais que analisaram a cena foram bastante detalhistas e colocaram, neste</text:p>
      <text:p text:style-name="P11">arquivo, TUDO que encontraram.</text:p>
      <text:p text:style-name="P11">Felizmente, o sargento analisou o relatório e marcou as pistas reais com a</text:p>
      <text:p text:style-name="P2"><text:span text:style-name="T4">palavra "</text:span><text:span text:style-name="T5">PISTA", </text:span><text:span text:style-name="T4">em maiúsculas.</text:span></text:p>
      <text:p text:style-name="P3">$ cd /c/users/cris/desktop/future4/assassinato-na-linha-de-comando/assassinato-na-linha-de-comando/misterio</text:p>
      <text:p text:style-name="P3">$ ls</text:p>
      <text:p text:style-name="P1"><text:span text:style-name="T3">associacoes</text:span><text:span text:style-name="T1">/ <text:s/>automoveis <text:s/>cena-do-crime <text:s/></text:span><text:span text:style-name="T3">entrevistas</text:span><text:span text:style-name="T1">/ <text:s/>pessoas <text:s/></text:span><text:span text:style-name="T3">ruas</text:span><text:span text:style-name="T1">/</text:span></text:p>
      <text:p text:style-name="P3">$ grep "PISTA" cena-do-crime</text:p>
      <text:p text:style-name="P11">PISTA: A filmagem do caixa eletrônico está embaçada, mas mostra que o suspeito é um homem alto, pelo menos 1,83m de altura.</text:p>
      <text:p text:style-name="P11">PISTA: Encontramos uma carteira que provavelmente pertence ao assassino. Nenhum documento de identidade, apenas alguns trocados e carteirinhas dos grupos AAA, Delta SkyMiles, biblioteca e do Museu de História do Bash. Impossível rastrear as carteirinhas, e nenhuma delas possui nome, por algum motivo.</text:p>
      <text:p text:style-name="P2"><text:span text:style-name="T4">PISTA: Interrogamos o garçom da cafeteria próxima à cena. Ele disse que uma mulher saiu da cafeteria logo antes de ouvirem os tiros. O nome dela era </text:span><text:span text:style-name="T5">Annabel, </text:span><text:span text:style-name="T4">tinha cabelo loiro curto e um sotaque da Nova Zelândia.</text:span></text:p>
      <text:p text:style-name="P4"/>
      <text:p text:style-name="P3">$ cat pessoas</text:p>
      <text:p text:style-name="P3">$ cd associacoes</text:p>
      <text:p text:style-name="P3">$ ls</text:p>
      <text:p text:style-name="P1"><text:soft-page-break/><text:span text:style-name="T1">AAA <text:s/>AAdvantage <text:s/>Academia_Fitness <text:s/>Associa</text:span><text:span text:style-name="T2">├</text:span><text:span text:style-name="T1">º</text:span><text:span text:style-name="T2">├</text:span><text:span text:style-name="T1">úo_de_ExAlunos <text:s/>Biblioteca_da_Cidade <text:s/>Clube_de_Campo <text:s/>Costco <text:s/>Delta_SkyMiles <text:s/>Museu_da_Hist</text:span><text:span text:style-name="T2">├│</text:span><text:span text:style-name="T1">ria_do_Bash <text:s/>REI <text:s/>United_Clube_de_Pontos</text:span></text:p>
      <text:p text:style-name="P3">$ cat AAA</text:p>
      <text:p text:style-name="P7">(*achar algum comando que ache strings em comum em determinados arquivos(associacoes) <text:s/>? ).</text:p>
      <text:p text:style-name="P7"/>
      <text:p text:style-name="P1"><text:span text:style-name="T1">$ grep "" AAA Museu_da_Hist</text:span><text:span text:style-name="T2">├│</text:span><text:span text:style-name="T1">ria_do_Bash Delta_SkyMiles</text:span></text:p>
      <text:p text:style-name="P7">(mostrou todos nomes).</text:p>
      <text:p text:style-name="P7">(reli as pistas)</text:p>
      <text:p text:style-name="P3">$ grep "Annabel" pessoas</text:p>
      <text:p text:style-name="P3">Annabel Sun <text:s text:c="4"/>F <text:s text:c="6"/>26 <text:s text:c="5"/>Vila Hart, linha 40</text:p>
      <text:p text:style-name="P3">Annabel Church <text:s/>F <text:s text:c="6"/>38 <text:s text:c="5"/>Vila Buckingham, linha 179</text:p>
      <text:p text:style-name="P3">$ cd ruas</text:p>
      <text:p text:style-name="P3">$ ls</text:p>
      <text:p text:style-name="P3">$ cat Vila_Hart</text:p>
      <text:p text:style-name="P12">LEIA A ENTREVISTA #47246024</text:p>
      <text:p text:style-name="P3">$ cd ..</text:p>
      <text:p text:style-name="P3">$ cd entrevistas</text:p>
      <text:p text:style-name="P3">$ cat entrevista-47246024</text:p>
      <text:p text:style-name="P13">A Srta. Sun tem cabelo castanho e não é da Nova Zelândia. Não é a testemunha da cafeteria.</text:p>
      <text:p text:style-name="P3">$ cd ..</text:p>
      <text:p text:style-name="P3">$ cd ruas<text:line-break/>$ cat Vila_Buckingham</text:p>
      <text:p text:style-name="P12">LEIA A ENTREVISTA #699607</text:p>
      <text:p text:style-name="P3">$ cat entrevista-699607</text:p>
      <text:p text:style-name="P13">Entrevistamos a Srta. Church às 14:04. A testemunha afirmou que não viu ninguém com as características do atirador e que saiu correndo assim que os tiros foram disparados.</text:p>
      <text:p text:style-name="P13">No entanto, ela reportou que viu um carro fugindo da cena do crime. Descreveu como um Honda azul, com placa que começa com "L337" e termina com "9".</text:p>
      <text:p text:style-name="P3">$ cd ..</text:p>
      <text:p text:style-name="P3"><text:soft-page-break/>$ grep "L337" automoveis</text:p>
      <text:p text:style-name="P7">(*achar algum comando que <text:s/>consiga reunir várias <text:span text:style-name="T13">características</text:span>?)</text:p>
      <text:p text:style-name="P1"><text:span text:style-name="T1">$ grep "L337" -3 automoveis</text:span></text:p>
      <text:p text:style-name="P9"/>
      <text:p text:style-name="P9">Placa L337369</text:p>
      <text:p text:style-name="P9">Marca: Honda</text:p>
      <text:p text:style-name="P9">Cor: Azul</text:p>
      <text:p text:style-name="P1"><text:span text:style-name="T6">Proprietário: </text:span><text:span text:style-name="T7">Heather Billings</text:span></text:p>
      <text:p text:style-name="P9">--</text:p>
      <text:p text:style-name="P9">Altura: 1,91 m</text:p>
      <text:p text:style-name="P9">Peso: 62,1 kg</text:p>
      <text:p text:style-name="P10">Placa L3375A9</text:p>
      <text:p text:style-name="P10">Marca: Honda</text:p>
      <text:p text:style-name="P10">Cor: Azul</text:p>
      <text:p text:style-name="P1"><text:span text:style-name="T11">Proprietário: </text:span><text:span text:style-name="T12">Jeremy Bowers</text:span></text:p>
      <text:p text:style-name="P10">--</text:p>
      <text:p text:style-name="P10">Altura: 1,86 m</text:p>
      <text:p text:style-name="P10">Peso: 101,6 kg</text:p>
      <text:p text:style-name="P9">Placa L337DV9</text:p>
      <text:p text:style-name="P9">Marca: Honda</text:p>
      <text:p text:style-name="P9">Cor: Azul</text:p>
      <text:p text:style-name="P9">Proprietário: Joe Germuska</text:p>
      <text:p text:style-name="P9">Altura: 1,88 m</text:p>
      <text:p text:style-name="P9">Peso: 74,4 kg</text:p>
      <text:p text:style-name="P9"/>
      <text:p text:style-name="P3">$ cd associacoes</text:p>
      <text:p text:style-name="P1"><text:span text:style-name="T1">$ grep "Joe Germuska" AAA Museu_da_Hist</text:span><text:span text:style-name="T2">├│</text:span><text:span text:style-name="T1">ria_do_Bash Biblioteca_da_Cidade AAdvantage</text:span></text:p>
      <text:p text:style-name="P3">AAA:Joe Germuska</text:p>
      <text:p text:style-name="P3">Biblioteca_da_Cidade:Joe Germuska</text:p>
      <text:p text:style-name="P2"><text:span text:style-name="T9">$ <text:s/>grep "Jeremy Bowers" AAA Museu_da_Hist</text:span><text:span text:style-name="T10">├│</text:span><text:span text:style-name="T9">ria_do_Bash </text:span><text:soft-page-break/><text:span text:style-name="T9">Biblioteca_da_Cidade AAdvantage</text:span></text:p>
      <text:p text:style-name="P14">AAA:Jeremy Bowers</text:p>
      <text:p text:style-name="P2"><text:span text:style-name="T9">Museu_da_Hist</text:span><text:span text:style-name="T10">├│</text:span><text:span text:style-name="T9">ria_do_Bash:Jeremy Bowers</text:span></text:p>
      <text:p text:style-name="P14">Biblioteca_da_Cidade:Jeremy Bowers</text:p>
      <text:p text:style-name="P1"><text:span text:style-name="T1">$ grep "Heather Billings" AAA Museu_da_Hist</text:span><text:span text:style-name="T2">├│</text:span><text:span text:style-name="T1">ria_do_Bash Biblioteca_da_Cidade AAdvantage</text:span></text:p>
      <text:p text:style-name="P3">Biblioteca_da_Cidade:Heather Billings</text:p>
      <text:p text:style-name="P3"/>
      <text:p text:style-name="P3"/>
      <text:p text:style-name="P5"/>
      <text:p text:style-name="P5"/>
      <text:p text:style-name="P8"/>
      <text:p text:style-name="P5"/>
      <text:p text:style-name="P5"/>
      <text:p text:style-name="P8"/>
      <text:p text:style-name="P8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ucida Console" svg:font-family="'Lucida Console'"/>
    <style:font-face style:name="Segoe UI Symbol" svg:font-family="'Segoe UI Symbol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4:55:54.855000000</dc:date>
    <meta:editing-duration>PT1M18S</meta:editing-duration>
    <meta:editing-cycles>1</meta:editing-cycles>
    <meta:document-statistic meta:table-count="0" meta:image-count="0" meta:object-count="0" meta:page-count="4" meta:paragraph-count="76" meta:word-count="449" meta:character-count="3201" meta:non-whitespace-character-count="2778"/>
    <meta:generator>LibreOffice/6.2.2.2$Windows_X86_64 LibreOffice_project/2b840030fec2aae0fd2658d8d4f9548af4e3518d</meta:generator>
  </office:meta>
</office:document-meta>
</file>